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text-properties style:font-name="Liberation Serif" fo:font-size="12pt" fo:background-color="#ffffff" style:font-size-asian="12pt" style:font-size-complex="12pt"/>
    </style:style>
    <style:style style:name="P4" style:family="paragraph" style:parent-style-name="Standard">
      <style:paragraph-properties fo:text-align="center" style:justify-single-word="false"/>
      <style:text-properties style:font-name="Liberation Serif" fo:font-size="12pt" fo:background-color="#ffffff" style:font-size-asian="12pt" style:font-size-complex="12pt"/>
    </style:style>
    <style:style style:name="P5" style:family="paragraph" style:parent-style-name="Preformatted_20_Text">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Heading_20_2">
      <style:text-properties style:font-name="Liberation Serif" fo:font-size="12pt" fo:background-color="#ffffff" style:font-size-asian="12pt" style:font-size-complex="12pt"/>
    </style:style>
    <style:style style:name="T1" style:family="text">
      <style:text-properties style:font-name="Bitstream Vera Sans Mono" fo:font-size="10pt" fo:background-color="#c0c0c0" style:font-size-asian="10pt" style:font-size-complex="10pt"/>
    </style:style>
    <style:style style:name="T2" style:family="text">
      <style:text-properties style:font-name="Bitstream Vera Sans Mono" fo:font-size="10pt" fo:background-color="#ffffff" style:font-size-asian="10pt" style:font-size-complex="10pt"/>
    </style:style>
    <style:style style:name="T3" style:family="text">
      <style:text-properties style:font-name="Liberation Serif" fo:font-size="12pt" fo:background-color="#ffffff" style:font-size-asian="12pt" style:font-size-complex="12pt"/>
    </style:style>
    <style:style style:name="fr1" style:family="graphic" style:parent-style-name="Frame">
      <style:graphic-properties style:vertical-pos="top" style:vertical-rel="baseline" style:horizontal-pos="center" style:horizontal-rel="paragraph" fo:background-color="#cccccc" style:background-transparency="0%">
        <style:background-image/>
      </style:graphic-properties>
    </style:style>
    <style:style style:name="fr2" style:family="graphic" style:parent-style-name="Frame">
      <style:graphic-properties style:vertical-pos="middle" style:vertical-rel="baseline" style:horizontal-pos="center" style:horizontal-rel="paragraph" fo:background-color="#cccccc" style:background-transparency="0%">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mework 1b</text:h>
      <text:h text:style-name="P7" text:outline-level="2">Table:</text:h>
      <text:p text:style-name="P3">(Initialization values chosen: 5 for ints 5.5 for floats and c for char)</text:p>
      <text:p text:style-name="P3"/>
      <table:table table:name="Table1" table:style-name="Table1">
        <table:table-column table:style-name="Table1.A" table:number-columns-repeated="5"/>
        <table:table-row>
          <table:table-cell table:style-name="Table1.A1" office:value-type="string">
            <text:p text:style-name="Table_20_Contents">Address</text:p>
          </table:table-cell>
          <table:table-cell table:style-name="Table1.A1" office:value-type="string">
            <text:p text:style-name="Table_20_Contents">Name</text:p>
          </table:table-cell>
          <table:table-cell table:style-name="Table1.A1" office:value-type="string">
            <text:p text:style-name="Table_20_Contents">Type</text:p>
          </table:table-cell>
          <table:table-cell table:style-name="Table1.A1" office:value-type="string">
            <text:p text:style-name="Table_20_Contents">Scope</text:p>
          </table:table-cell>
          <table:table-cell table:style-name="Table1.E1" office:value-type="string">
            <text:p text:style-name="Table_20_Contents">Value</text:p>
          </table:table-cell>
        </table:table-row>
        <table:table-row>
          <table:table-cell table:style-name="Table1.A2" office:value-type="string">
            <text:p text:style-name="Table_20_Contents">65000</text:p>
          </table:table-cell>
          <table:table-cell table:style-name="Table1.A2" office:value-type="string">
            <text:p text:style-name="Table_20_Contents">argv</text:p>
          </table:table-cell>
          <table:table-cell table:style-name="Table1.A2" office:value-type="string">
            <text:p text:style-name="Table_20_Contents">char array</text:p>
          </table:table-cell>
          <table:table-cell table:style-name="Table1.A2" office:value-type="string">
            <text:p text:style-name="Table_20_Contents">main</text:p>
          </table:table-cell>
          <table:table-cell table:style-name="Table1.E2" office:value-type="string">
            <text:p text:style-name="Table_20_Contents">[cli arg0]</text:p>
          </table:table-cell>
        </table:table-row>
        <table:table-row>
          <table:table-cell table:style-name="Table1.A2" office:value-type="string">
            <text:p text:style-name="Table_20_Contents">64004</text:p>
          </table:table-cell>
          <table:table-cell table:style-name="Table1.A2" office:value-type="string">
            <text:p text:style-name="Table_20_Contents">argc</text:p>
          </table:table-cell>
          <table:table-cell table:style-name="Table1.A2" office:value-type="string">
            <text:p text:style-name="Table_20_Contents">int</text:p>
          </table:table-cell>
          <table:table-cell table:style-name="Table1.A2" office:value-type="string">
            <text:p text:style-name="Table_20_Contents">main</text:p>
          </table:table-cell>
          <table:table-cell table:style-name="Table1.E2" office:value-type="string">
            <text:p text:style-name="Table_20_Contents">1</text:p>
          </table:table-cell>
        </table:table-row>
        <table:table-row>
          <table:table-cell table:style-name="Table1.A2" office:value-type="string">
            <text:p text:style-name="Table_20_Contents">65008</text:p>
          </table:table-cell>
          <table:table-cell table:style-name="Table1.A2" office:value-type="string">
            <text:p text:style-name="Table_20_Contents">num1</text:p>
          </table:table-cell>
          <table:table-cell table:style-name="Table1.A2" office:value-type="string">
            <text:p text:style-name="Table_20_Contents">int</text:p>
          </table:table-cell>
          <table:table-cell table:style-name="Table1.A2" office:value-type="string">
            <text:p text:style-name="Table_20_Contents">main</text:p>
          </table:table-cell>
          <table:table-cell table:style-name="Table1.E2" office:value-type="string">
            <text:p text:style-name="Table_20_Contents">?</text:p>
          </table:table-cell>
        </table:table-row>
        <table:table-row>
          <table:table-cell table:style-name="Table1.A2" office:value-type="string">
            <text:p text:style-name="Table_20_Contents">65016</text:p>
          </table:table-cell>
          <table:table-cell table:style-name="Table1.A2" office:value-type="string">
            <text:p text:style-name="Table_20_Contents">num2</text:p>
          </table:table-cell>
          <table:table-cell table:style-name="Table1.A2" office:value-type="string">
            <text:p text:style-name="Table_20_Contents">int</text:p>
          </table:table-cell>
          <table:table-cell table:style-name="Table1.A2" office:value-type="string">
            <text:p text:style-name="Table_20_Contents">main</text:p>
          </table:table-cell>
          <table:table-cell table:style-name="Table1.E2" office:value-type="string">
            <text:p text:style-name="Table_20_Contents">?</text:p>
          </table:table-cell>
        </table:table-row>
        <table:table-row>
          <table:table-cell table:style-name="Table1.A2" office:value-type="string">
            <text:p text:style-name="Table_20_Contents">65020</text:p>
          </table:table-cell>
          <table:table-cell table:style-name="Table1.A2" office:value-type="string">
            <text:p text:style-name="Table_20_Contents">c</text:p>
          </table:table-cell>
          <table:table-cell table:style-name="Table1.A2" office:value-type="string">
            <text:p text:style-name="Table_20_Contents">char</text:p>
          </table:table-cell>
          <table:table-cell table:style-name="Table1.A2" office:value-type="string">
            <text:p text:style-name="Table_20_Contents">main</text:p>
          </table:table-cell>
          <table:table-cell table:style-name="Table1.E2" office:value-type="string">
            <text:p text:style-name="Table_20_Contents">?</text:p>
          </table:table-cell>
        </table:table-row>
        <table:table-row>
          <table:table-cell table:style-name="Table1.A2" office:value-type="string">
            <text:p text:style-name="Table_20_Contents">65021</text:p>
          </table:table-cell>
          <table:table-cell table:style-name="Table1.A2" office:value-type="string">
            <text:p text:style-name="Table_20_Contents">score1</text:p>
          </table:table-cell>
          <table:table-cell table:style-name="Table1.A2" office:value-type="string">
            <text:p text:style-name="Table_20_Contents">float</text:p>
          </table:table-cell>
          <table:table-cell table:style-name="Table1.A2" office:value-type="string">
            <text:p text:style-name="Table_20_Contents">main</text:p>
          </table:table-cell>
          <table:table-cell table:style-name="Table1.E2" office:value-type="string">
            <text:p text:style-name="Table_20_Contents">?</text:p>
          </table:table-cell>
        </table:table-row>
        <table:table-row>
          <table:table-cell table:style-name="Table1.A2" office:value-type="string">
            <text:p text:style-name="Table_20_Contents">65025</text:p>
          </table:table-cell>
          <table:table-cell table:style-name="Table1.A2" office:value-type="string">
            <text:p text:style-name="Table_20_Contents">ca</text:p>
          </table:table-cell>
          <table:table-cell table:style-name="Table1.A2" office:value-type="string">
            <text:p text:style-name="Table_20_Contents">char array</text:p>
          </table:table-cell>
          <table:table-cell table:style-name="Table1.A2" office:value-type="string">
            <text:p text:style-name="Table_20_Contents">main</text:p>
          </table:table-cell>
          <table:table-cell table:style-name="Table1.E2" office:value-type="string">
            <text:p text:style-name="Table_20_Contents">?</text:p>
          </table:table-cell>
        </table:table-row>
        <table:table-row>
          <table:table-cell table:style-name="Table1.A2" office:value-type="string">
            <text:p text:style-name="Table_20_Contents">65032</text:p>
          </table:table-cell>
          <table:table-cell table:style-name="Table1.A2" office:value-type="string">
            <text:p text:style-name="Table_20_Contents">score2</text:p>
          </table:table-cell>
          <table:table-cell table:style-name="Table1.A2" office:value-type="string">
            <text:p text:style-name="Table_20_Contents">float</text:p>
          </table:table-cell>
          <table:table-cell table:style-name="Table1.A2" office:value-type="string">
            <text:p text:style-name="Table_20_Contents">main</text:p>
          </table:table-cell>
          <table:table-cell table:style-name="Table1.E2" office:value-type="string">
            <text:p text:style-name="Table_20_Contents">?</text:p>
          </table:table-cell>
        </table:table-row>
        <table:table-row>
          <table:table-cell table:style-name="Table1.A2" office:value-type="string">
            <text:p text:style-name="Table_20_Contents">65036</text:p>
          </table:table-cell>
          <table:table-cell table:style-name="Table1.A2" office:value-type="string">
            <text:p text:style-name="Table_20_Contents">num2</text:p>
          </table:table-cell>
          <table:table-cell table:style-name="Table1.A2" office:value-type="string">
            <text:p text:style-name="Table_20_Contents">int</text:p>
          </table:table-cell>
          <table:table-cell table:style-name="Table1.A2" office:value-type="string">
            <text:p text:style-name="Table_20_Contents">dummy</text:p>
          </table:table-cell>
          <table:table-cell table:style-name="Table1.E2" office:value-type="string">
            <text:p text:style-name="Table_20_Contents">?, 5</text:p>
          </table:table-cell>
        </table:table-row>
        <table:table-row>
          <table:table-cell table:style-name="Table1.A2" office:value-type="string">
            <text:p text:style-name="Table_20_Contents">65040</text:p>
          </table:table-cell>
          <table:table-cell table:style-name="Table1.A2" office:value-type="string">
            <text:p text:style-name="Table_20_Contents">num1</text:p>
          </table:table-cell>
          <table:table-cell table:style-name="Table1.A2" office:value-type="string">
            <text:p text:style-name="Table_20_Contents">int</text:p>
          </table:table-cell>
          <table:table-cell table:style-name="Table1.A2" office:value-type="string">
            <text:p text:style-name="Table_20_Contents">dummy</text:p>
          </table:table-cell>
          <table:table-cell table:style-name="Table1.E2" office:value-type="string">
            <text:p text:style-name="Table_20_Contents">?, 5</text:p>
          </table:table-cell>
        </table:table-row>
        <table:table-row>
          <table:table-cell table:style-name="Table1.A2" office:value-type="string">
            <text:p text:style-name="Table_20_Contents">65044</text:p>
          </table:table-cell>
          <table:table-cell table:style-name="Table1.A2" office:value-type="string">
            <text:p text:style-name="Table_20_Contents">c</text:p>
          </table:table-cell>
          <table:table-cell table:style-name="Table1.A2" office:value-type="string">
            <text:p text:style-name="Table_20_Contents">char</text:p>
          </table:table-cell>
          <table:table-cell table:style-name="Table1.A2" office:value-type="string">
            <text:p text:style-name="Table_20_Contents">dummy</text:p>
          </table:table-cell>
          <table:table-cell table:style-name="Table1.E2" office:value-type="string">
            <text:p text:style-name="Table_20_Contents">?, c</text:p>
          </table:table-cell>
        </table:table-row>
        <table:table-row>
          <table:table-cell table:style-name="Table1.A2" office:value-type="string">
            <text:p text:style-name="Table_20_Contents">65045</text:p>
          </table:table-cell>
          <table:table-cell table:style-name="Table1.A2" office:value-type="string">
            <text:p text:style-name="Table_20_Contents">score2</text:p>
          </table:table-cell>
          <table:table-cell table:style-name="Table1.A2" office:value-type="string">
            <text:p text:style-name="Table_20_Contents">float</text:p>
          </table:table-cell>
          <table:table-cell table:style-name="Table1.A2" office:value-type="string">
            <text:p text:style-name="Table_20_Contents">dummy</text:p>
          </table:table-cell>
          <table:table-cell table:style-name="Table1.E2" office:value-type="string">
            <text:p text:style-name="Table_20_Contents">?, 5.500000</text:p>
          </table:table-cell>
        </table:table-row>
        <table:table-row>
          <table:table-cell table:style-name="Table1.A2" office:value-type="string">
            <text:p text:style-name="Table_20_Contents">65049</text:p>
          </table:table-cell>
          <table:table-cell table:style-name="Table1.A2" office:value-type="string">
            <text:p text:style-name="Table_20_Contents">score1</text:p>
          </table:table-cell>
          <table:table-cell table:style-name="Table1.A2" office:value-type="string">
            <text:p text:style-name="Table_20_Contents">float</text:p>
          </table:table-cell>
          <table:table-cell table:style-name="Table1.A2" office:value-type="string">
            <text:p text:style-name="Table_20_Contents">dummy</text:p>
          </table:table-cell>
          <table:table-cell table:style-name="Table1.E2" office:value-type="string">
            <text:p text:style-name="Table_20_Contents">?, 5.500000</text:p>
          </table:table-cell>
        </table:table-row>
      </table:table>
      <text:h text:style-name="Heading_20_2" text:outline-level="2">Explanation:</text:h>
      <text:p text:style-name="Standard">To be honest, in the beginning, I was not very confident of what was going on (hopefully I know a bit more now). I started the homework going on what was talked about in class and on my previous knowledge of C; which was very little (I got into it most extensively to help someone with their homework – poor girl).</text:p>
      <text:p text:style-name="Standard"/>
      <text:p text:style-name="Standard">I had something pretty rough put together in not too much time and it compiled and “ran,” yet, as was stated in class, the real challenge was getting the program to run correctly. I read more of the text (by K &amp; R) and I started to understand more. I didn't learn much more C 'vocabulary', just more about how the language works and its design decisions.</text:p>
      <text:p text:style-name="Standard"/>
      <text:p text:style-name="Standard">Although part A took me more time to complete, part B of the homework as more challenging. It more tested my knowledge of what I read thus far. At first I was using a function that had a parameter for each of main's vars. The purpose of this function was get the info needed to fill in the table information.</text:p>
      <text:p text:style-name="Standard"/>
      <text:p text:style-name="Standard"/>
      <text:p text:style-name="Standard"/>
      <text:p text:style-name="Standard"><text:soft-page-break/>I immediately noticed noticed that pretty much all my variables were 4 bytes, regardless of which type they were, I also noticed the fact that <text:span text:style-name="T1">num1</text:span> and the char array <text:span text:style-name="T1">ca[]</text:span> seemed to share the same memory address.</text:p>
      <text:p text:style-name="Standard"/>
      <text:p text:style-name="P2"><draw:frame draw:style-name="fr1" draw:name="Frame3" text:anchor-type="as-char" svg:width="6.25in" draw:z-index="1"><draw:text-box fo:min-height="3.0764in"><text:p text:style-name="P5">Local Variables Before Initialization:</text:p><text:p text:style-name="P5"><text:s/></text:p><text:p text:style-name="P5"><text:s/>Address | <text:s text:c="4"/>Name | <text:s text:c="4"/>Type | <text:s text:c="3"/>Scope | <text:s text:c="3"/>Value </text:p><text:p text:style-name="P5">ffbffbfc | <text:s text:c="4"/>num1 | <text:s text:c="5"/>int | <text:s text:c="4"/>main | -4195140 </text:p><text:p text:style-name="P5">ffbffc00 | <text:s text:c="4"/>num2 | <text:s text:c="5"/>int | <text:s text:c="4"/>main | <text:s text:c="7"/>4 </text:p><text:p text:style-name="P5">ffbffc04 | <text:s text:c="7"/>c | <text:s text:c="4"/>char | <text:s text:c="4"/>main | <text:s text:c="7"/>� </text:p><text:p text:style-name="P5">ffbffc08 | <text:s text:c="2"/>score1 | <text:s text:c="3"/>float | <text:s text:c="4"/>main | 0.000000 </text:p><text:p text:style-name="P5">ffbffc0c | <text:s text:c="6"/>ca | <text:s text:c="2"/>string | <text:s text:c="4"/>main | <text:s text:c="9"/></text:p><text:p text:style-name="P5">ffbffc10 | <text:s text:c="2"/>score2 | <text:s text:c="3"/>float | <text:s text:c="4"/>main | 0.000000 </text:p><text:p text:style-name="P5">ffbffc14 | <text:s text:c="4"/>argc | <text:s text:c="5"/>int | <text:s text:c="4"/>main | <text:s text:c="7"/>1 </text:p><text:p text:style-name="P5">ffbffc18 | <text:s text:c="4"/>argv | <text:s text:c="5"/>int | <text:s text:c="4"/>main | <text:s text:c="3"/>stack </text:p><text:p text:style-name="P5">ffbffbfc | <text:s text:c="3"/>ca[0] | <text:s text:c="4"/>char | <text:s text:c="4"/>main | <text:s text:c="9"/></text:p><text:p text:style-name="P5">ffbffbfc | <text:s text:c="3"/>ca[1] | <text:s text:c="4"/>char | <text:s text:c="4"/>main | <text:s text:c="9"/></text:p><text:p text:style-name="P5">ffbffbfc | <text:s text:c="3"/>ca[2] | <text:s text:c="4"/>char | <text:s text:c="4"/>main | <text:s text:c="9"/></text:p><text:p text:style-name="P5">ffbffbfc | <text:s text:c="3"/>ca[3] | <text:s text:c="4"/>char | <text:s text:c="4"/>main | <text:s text:c="9"/></text:p><text:p text:style-name="P5">ffbffbfc | <text:s text:c="3"/>ca[4] | <text:s text:c="4"/>char | <text:s text:c="4"/>main | <text:s text:c="9"/></text:p><text:p text:style-name="P5">ffbffbfc | <text:s text:c="3"/>ca[5] | <text:s text:c="4"/>char | <text:s text:c="4"/>main | <text:s text:c="9"/></text:p><text:p text:style-name="P5">ffbffbfc | <text:s text:c="3"/>ca[6] | <text:s text:c="4"/>char | <text:s text:c="4"/>main | <text:s text:c="9"/></text:p><text:p text:style-name="P5"/></draw:text-box></draw:frame></text:p>
      <text:p text:style-name="Standard"/>
      <text:p text:style-name="Standard">I suspected that perhaps this method was flawed. Later, after I read more of the text, I discovered that the parameters become temporary local variables of the called function. I also learned more about how C works with arrays and more specifically character arrays, or strings.</text:p>
      <text:p text:style-name="Standard"/>
      <text:p text:style-name="Standard">Upon the realization of this information, I took the code I was using to get data on main's variables out of a function and place it inside main. So I Now I was getting the actual addresses of the variables in main.</text:p>
      <text:p text:style-name="P2"><draw:frame draw:style-name="fr1" draw:name="Frame4" text:anchor-type="as-char" svg:width="5.872in" draw:z-index="2"><draw:text-box fo:min-height="2.7083in"><text:p text:style-name="P5"><text:s/>Address | <text:s text:c="4"/>Name | <text:s text:c="4"/>Type | <text:s text:c="3"/>Scope | <text:s text:c="3"/>Value </text:p><text:p text:style-name="P5">ffbffc2c | <text:s text:c="4"/>num1 | <text:s text:c="5"/>int | <text:s text:c="4"/>main | -4195156 </text:p><text:p text:style-name="P5">ffbffc28 | <text:s text:c="4"/>num2 | <text:s text:c="5"/>int | <text:s text:c="4"/>main | <text:s text:c="7"/>4 </text:p><text:p text:style-name="P5">ffbffc27 | <text:s text:c="7"/>c | <text:s text:c="4"/>char | <text:s text:c="4"/>main | <text:s text:c="7"/>� </text:p><text:p text:style-name="P5">ffbffc20 | <text:s text:c="2"/>score1 | <text:s text:c="3"/>float | <text:s text:c="4"/>main | 0.000000 </text:p><text:p text:style-name="P5">ffbffc18 | <text:s text:c="6"/>ca | <text:s text:c="2"/>string | <text:s text:c="4"/>main | <text:s text:c="9"/></text:p><text:p text:style-name="P5">ffbffc14 | <text:s text:c="2"/>score2 | <text:s text:c="3"/>float | <text:s text:c="4"/>main | 0.000000 </text:p><text:p text:style-name="P5">ffbffc84 | <text:s text:c="4"/>argc | <text:s text:c="5"/>int | <text:s text:c="4"/>main | <text:s text:c="7"/>1 </text:p><text:p text:style-name="P5">ffbffca4 | <text:s text:c="4"/>argv | <text:s text:c="5"/>int | <text:s text:c="4"/>main | <text:s text:c="3"/>stack </text:p><text:p text:style-name="P5">ffbffc18 | <text:s text:c="3"/>ca[0] | <text:s text:c="4"/>char | <text:s text:c="4"/>main | <text:s text:c="9"/></text:p><text:p text:style-name="P5">ffbffc18 | <text:s text:c="3"/>ca[1] | <text:s text:c="4"/>char | <text:s text:c="4"/>main | <text:s text:c="9"/></text:p><text:p text:style-name="P5">ffbffc18 | <text:s text:c="3"/>ca[2] | <text:s text:c="4"/>char | <text:s text:c="4"/>main | <text:s text:c="9"/></text:p><text:p text:style-name="P5">ffbffc18 | <text:s text:c="3"/>ca[3] | <text:s text:c="4"/>char | <text:s text:c="4"/>main | <text:s text:c="9"/></text:p><text:p text:style-name="P5">ffbffc18 | <text:s text:c="3"/>ca[4] | <text:s text:c="4"/>char | <text:s text:c="4"/>main | <text:s text:c="9"/></text:p><text:p text:style-name="P5">ffbffc18 | <text:s text:c="3"/>ca[5] | <text:s text:c="4"/>char | <text:s text:c="4"/>main | <text:s text:c="9"/></text:p><text:p text:style-name="P5">ffbffc18 | <text:s text:c="3"/>ca[6] | <text:s text:c="4"/>char | <text:s text:c="4"/>main | <text:s text:c="9"/></text:p></draw:text-box></draw:frame></text:p>
      <text:p text:style-name="Standard"><text:soft-page-break/>This was more in agreement with what I was expecting; the different types of variables were of different sizes. In both attempts, I found that the char array had a single memory address. Another tidbit I picked up from the book, that was evident here, is that character arrays are passed around by a pointer to their beginning memory address. Functions such as <text:span text:style-name="T1">scanf</text:span><text:span text:style-name="T2"> </text:span><text:span text:style-name="T3">read strings until it reaches the termination (or null) character </text:span><text:span text:style-name="T1">'\0'</text:span><text:span text:style-name="T3">.</text:span></text:p>
      <text:p text:style-name="P3"/>
      <text:p text:style-name="P3">So what I did next was to try initializing main's variables with the dummy function. After doing so (by passing pointers to the variables to dummy) I printed out table data. It worked, but at this point I found the 13 variables that were mentioned in the homework assignment. I didn't understand at first what was being asked.</text:p>
      <text:p text:style-name="P3"/>
      <text:p text:style-name="P4"><draw:frame draw:style-name="fr2" draw:name="Frame5" text:anchor-type="as-char" svg:width="6.25in" draw:z-index="0"><draw:text-box fo:min-height="1.2437in"><text:p text:style-name="P5"><text:s/>Address | <text:s text:c="4"/>Name | <text:s text:c="4"/>Type | <text:s text:c="3"/>Scope | <text:s text:c="3"/>Value </text:p><text:p text:style-name="P5">ffbffbec | <text:s text:c="4"/>num1 | <text:s text:c="5"/>int | <text:s text:c="3"/>dummy | <text:s text:c="7"/>5 </text:p><text:p text:style-name="P5">ffbffbf0 | <text:s text:c="4"/>num2 | <text:s text:c="5"/>int | <text:s text:c="3"/>dummy | <text:s text:c="7"/>5 </text:p><text:p text:style-name="P5">ffbffbf4 | <text:s text:c="7"/>c | <text:s text:c="4"/>char | <text:s text:c="3"/>dummy | <text:s text:c="7"/>c </text:p><text:p text:style-name="P5">ffbffbf8 | <text:s text:c="2"/>score1 | <text:s text:c="3"/>float | <text:s text:c="3"/>dummy | 5.500000 </text:p><text:p text:style-name="P5">ffbffbfc | <text:s text:c="2"/>score2 | <text:s text:c="3"/>float | <text:s text:c="3"/>dummy | 5.500000 </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Droid Sans1" style:font-size-asian="10pt" style:font-name-complex="FreeSans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CS 212, Jason Favrod</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20:03:09</meta:creation-date>
    <dc:date>2014-09-02T23:30:16</dc:date>
    <meta:editing-duration>PT44M50S</meta:editing-duration>
    <meta:editing-cycles>9</meta:editing-cycles>
    <meta:generator>LibreOffice/3.5$Linux_X86_64 LibreOffice_project/350m1$Build-2</meta:generator>
    <meta:document-statistic meta:table-count="1" meta:image-count="0" meta:object-count="0" meta:page-count="3" meta:paragraph-count="126" meta:word-count="876" meta:character-count="4936" meta:non-whitespace-character-count="3480"/>
  </office:meta>
</office:document-meta>
</file>